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41"/>
      <text:p text:style-name="P41"/>
      <text:p text:style-name="P41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41"/>
      <text:p text:style-name="P41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41"/>
      <text:p text:style-name="P41"/>
      <text:p text:style-name="P41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41"/>
      <text:p text:style-name="P41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42"/>
      <text:p text:style-name="P52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43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44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44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5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53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6"/>
      <text:p text:style-name="P46"/>
      <text:p text:style-name="P46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6"/>
      <text:p text:style-name="P46"/>
      <text:p text:style-name="P46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7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48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49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50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51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54"/>
      <text:p text:style-name="P54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55">D<text:span text:style-name="T12">ijous</text:span><text:tab/><text:tab/><text:span text:style-name="T13">26</text:span>/<text:span text:style-name="T14">10</text:span>/23</text:p>
      <text:p text:style-name="P39">Baixa per gripe.</text:p>
      <text:p text:style-name="P39"/>
      <text:p text:style-name="P39"/>
      <text:p text:style-name="P56">D<text:span text:style-name="T12">illuns</text:span><text:tab/><text:span text:style-name="T15">30</text:span>/<text:span text:style-name="T14">10</text:span>/23</text:p>
      <text:p text:style-name="P40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39"/>
      <text:p text:style-name="P60"/>
      <text:p text:style-name="P60">D<text:span text:style-name="T12">imarts</text:span><text:tab/><text:span text:style-name="T16">31</text:span>/<text:span text:style-name="T14">10</text:span>/23</text:p>
      <text:p text:style-name="P59">Baixem al taller i continuem amb el pisa papers.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31T17:33:58.257313822</dc:date>
    <meta:editing-duration>PT27M39S</meta:editing-duration>
    <meta:editing-cycles>33</meta:editing-cycles>
    <meta:document-statistic meta:table-count="0" meta:image-count="0" meta:object-count="0" meta:page-count="3" meta:paragraph-count="81" meta:word-count="481" meta:character-count="3200" meta:non-whitespace-character-count="2784"/>
  </office:meta>
</office:document-meta>
</file>